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02000002EEB8A8C3FAAAC47A45.png" manifest:media-type="image/png"/>
  <manifest:file-entry manifest:full-path="Pictures/1000000100000168000001547FFC650E0DFB1B19.png" manifest:media-type="image/png"/>
  <manifest:file-entry manifest:full-path="Pictures/100000010000010E00000096970B29DDA70030B1.png" manifest:media-type="image/png"/>
  <manifest:file-entry manifest:full-path="Pictures/10000001000000DC000000C815CA6AAC6929D85D.png" manifest:media-type="image/png"/>
  <manifest:file-entry manifest:full-path="Pictures/1000000100000172000000B4BC96C3FEB3E982CA.png" manifest:media-type="image/png"/>
  <manifest:file-entry manifest:full-path="Pictures/100000010000037A0000011856C3BB0777323B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3b54b" officeooo:paragraph-rsid="0003b5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x="0.314cm" svg:y="0.069cm" svg:width="17cm" svg:height="16.558cm" draw:z-index="0"><draw:image xlink:href="Pictures/1000000100000302000002EEB8A8C3FAAAC47A45.png" xlink:type="simple" xlink:show="embed" xlink:actuate="onLoad" draw:mime-type="image/png"/></draw:frame></text:p>
      <text:p text:style-name="Standard"><draw:frame draw:style-name="fr2" draw:name="Image2" text:anchor-type="char" svg:x="4.233cm" svg:y="0.355cm" svg:width="10.123cm" svg:height="5.623cm" draw:z-index="1"><draw:image xlink:href="Pictures/100000010000010E00000096970B29DDA70030B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3" text:anchor-type="char" svg:x="4.249cm" svg:y="0.176cm" svg:width="9.79cm" svg:height="4.763cm" draw:z-index="2"><draw:image xlink:href="Pictures/1000000100000172000000B4BC96C3FEB3E982C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x="4.466cm" svg:y="0.213cm" svg:width="9.525cm" svg:height="8.996cm" draw:z-index="4"><draw:image xlink:href="Pictures/1000000100000168000001547FFC650E0DFB1B1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4.777cm" svg:y="0.275cm" svg:width="9.525cm" svg:height="8.996cm" draw:z-index="3"><draw:image xlink:href="Pictures/10000001000000DC000000C815CA6AAC6929D8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6" text:anchor-type="char" svg:width="17cm" svg:height="5.348cm" draw:z-index="5"><draw:image xlink:href="Pictures/100000010000037A0000011856C3BB0777323B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b54b" officeooo:paragraph-rsid="0003b5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axim Lyo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20:39:10.985000000</meta:creation-date>
    <dc:date>2022-11-29T20:43:21.249000000</dc:date>
    <meta:editing-duration>PT4M10S</meta:editing-duration>
    <meta:editing-cycles>1</meta:editing-cycles>
    <meta:document-statistic meta:table-count="0" meta:image-count="6" meta:object-count="0" meta:page-count="3" meta:paragraph-count="1" meta:word-count="2" meta:character-count="11" meta:non-whitespace-character-count="10"/>
    <meta:generator>LibreOffice/7.2.2.2$Windows_X86_64 LibreOffice_project/02b2acce88a210515b4a5bb2e46cbfb63fe97d56</meta:generator>
  </office:meta>
</office:document-meta>
</file>